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748fd1" style:font-name-asian="Symbol1" style:font-size-asian="12pt" style:font-name-complex="Times New Roman" style:font-size-complex="12pt" style:language-complex="ar" style:country-complex="SA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748fd1" style:font-name-asian="Symbol1" style:font-size-asian="12pt" style:font-name-complex="Times New Roman1" style:font-size-complex="12pt" style:language-complex="ar" style:country-complex="SA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5a3a6" officeooo:paragraph-rsid="00748fd1" style:font-name-asian="Symbol1" style:font-size-asian="12pt" style:font-name-complex="Times New Roman" style:font-size-complex="12pt" style:language-complex="ar" style:country-complex="SA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1d2bcb" officeooo:paragraph-rsid="00748fd1" style:font-name-asian="Symbol1" style:font-size-asian="12pt" style:font-name-complex="Times New Roman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6ff8" officeooo:paragraph-rsid="00748fd1" style:font-name-asian="Symbol1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officeooo:rsid="002931d8" officeooo:paragraph-rsid="00748fd1" style:font-name-asian="Symbol1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48fd1" style:font-name-asian="Symbol1" style:font-size-asian="12pt" style:font-name-complex="Times New Roman" style:font-size-complex="12pt" style:language-complex="ar" style:country-complex="SA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officeooo:paragraph-rsid="00772c25" style:font-name-asian="Symbol1" style:font-size-asian="12pt" style:font-name-complex="Times New Roman" style:font-size-complex="12pt" style:language-complex="ar" style:country-complex="SA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6e545" officeooo:paragraph-rsid="00748fd1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1d2bcb" officeooo:paragraph-rsid="00748fd1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748fd1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748fd1" style:font-size-asian="12pt" style:font-size-complex="12pt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paragraph-rsid="00748fd1" style:font-size-asian="12pt" style:font-size-complex="12pt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748fd1" style:font-size-asian="12pt" style:font-size-complex="12pt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size="12pt" officeooo:paragraph-rsid="00748fd1" style:font-size-asian="12pt" style:font-size-complex="12pt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48fd1" style:font-size-asian="12pt" style:font-size-complex="12pt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fo:language="uk" fo:country="UA" officeooo:rsid="0015a3a6" officeooo:paragraph-rsid="00748fd1" style:font-size-asian="12pt" style:font-size-complex="12pt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solid" style:text-line-through-type="single" style:font-name="Times New Roman" fo:font-size="12pt" officeooo:paragraph-rsid="00748fd1" style:font-size-asian="12pt" style:font-size-complex="12pt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officeooo:paragraph-rsid="00748fd1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d2bcb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2931d8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30a17e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super 58%" style:font-name="Times New Roman" fo:font-size="12pt" fo:letter-spacing="normal" fo:language="uk" fo:country="UA" fo:font-style="normal" style:text-underline-style="none" fo:font-weight="normal" officeooo:rsid="001d2bcb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25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6f8e37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15a3a6" officeooo:paragraph-rsid="00713744" style:font-name-asian="Symbol1" style:font-size-asian="12pt" style:font-style-asian="normal" style:font-name-complex="Times New Roman" style:font-size-complex="12pt" style:language-complex="ar" style:country-complex="SA" style:font-style-complex="normal"/>
    </style:style>
    <style:style style:name="P27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use-window-font-color="true" style:text-position="0% 100%" style:font-name="Times New Roman" fo:font-size="12pt" fo:language="uk" fo:country="UA" fo:font-style="normal" style:text-underline-style="none" officeooo:rsid="0026e28c" officeooo:paragraph-rsid="00713744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28" style:family="paragraph" style:parent-style-name="List_20_Paragraph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officeooo:paragraph-rsid="00713744" style:font-size-asian="12pt" style:font-size-complex="12pt"/>
    </style:style>
    <style:style style:name="P29" style:family="paragraph" style:parent-style-name="List_20_Paragraph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0.6744in"/>
        </style:tab-stops>
      </style:paragraph-properties>
      <style:text-properties style:text-position="0% 100%" style:font-name="Times New Roman" fo:font-size="12pt" fo:font-style="normal" officeooo:paragraph-rsid="00713744" style:font-size-asian="12pt" style:font-style-asian="normal" style:font-size-complex="12pt" style:font-style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officeooo:paragraph-rsid="007d2436" style:font-size-asian="12pt" style:font-size-complex="12pt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font-name="Times New Roman" fo:font-size="12pt" officeooo:paragraph-rsid="007ffb32" style:font-size-asian="12pt" style:font-size-complex="12pt"/>
    </style:style>
    <style:style style:name="P3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" fo:font-size="12pt" fo:language="uk" fo:country="UA" officeooo:rsid="00296ff8" officeooo:paragraph-rsid="00748fd1" style:font-name-asian="Symbol1" style:font-size-asian="12pt" style:font-name-complex="Times New Roman1" style:font-size-complex="12pt" style:language-complex="ar" style:country-complex="SA"/>
    </style:style>
    <style:style style:name="P3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solid" style:text-line-through-type="single" style:text-position="0% 100%" style:font-name="Times New Roman" fo:font-size="12pt" fo:language="uk" fo:country="UA" style:text-underline-style="none" officeooo:rsid="002ed947" officeooo:paragraph-rsid="00748fd1" style:font-name-asian="Symbol1" style:font-size-asian="12pt" style:font-name-complex="Times New Roman" style:font-size-complex="12pt" style:language-complex="ar" style:country-complex="SA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solid" style:text-line-through-type="singl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748fd1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size="12pt" officeooo:paragraph-rsid="00748fd1" style:font-size-asian="12pt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position="0% 100%" style:font-name="Times New Roman" fo:font-size="12pt" officeooo:paragraph-rsid="007a6d70" style:font-size-asian="12pt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position="0% 100%" style:font-name="Times New Roman" fo:font-size="12pt" officeooo:paragraph-rsid="007d2436" style:font-size-asian="12pt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position="0% 100%" style:font-name="Times New Roman" fo:font-size="12pt" officeooo:paragraph-rsid="007ffb32" style:font-size-asian="12pt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position="0% 100%" style:font-name="Times New Roman" fo:font-size="12pt" officeooo:paragraph-rsid="00817eea" style:font-size-asian="12pt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text-line-through-style="none" style:text-line-through-type="none" style:font-name="Times New Roman" fo:font-size="12pt" officeooo:paragraph-rsid="00748fd1" style:font-size-asian="12pt" style:font-size-complex="12pt"/>
    </style:style>
    <style:style style:name="P41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598657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63ee41" style:font-size-asian="12pt" style:font-name-complex="Times New Roman1" style:font-size-complex="12pt" style:language-complex="ar" style:country-complex="SA"/>
    </style:style>
    <style:style style:name="P44" style:family="paragraph" style:parent-style-name="Standard" style:list-style-name="L1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63ee41" style:font-size-asian="12pt" style:font-style-asian="italic" style:font-name-complex="Times New Roman" style:font-size-complex="12pt" style:language-complex="ar" style:country-complex="SA" style:font-style-complex="normal"/>
    </style:style>
    <style:style style:name="P45" style:family="paragraph" style:parent-style-name="Standard" style:master-page-name="Standard">
      <style:paragraph-properties fo:margin-left="0in" fo:margin-right="0in" fo:margin-top="0in" fo:margin-bottom="0in" loext:contextual-spacing="false" fo:text-indent="0in" style:auto-text-indent="false" style:page-number="auto"/>
      <style:text-properties style:font-name="Times New Roman" fo:font-size="12pt" fo:language="uk" fo:country="UA" officeooo:paragraph-rsid="000911f5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0% 100%" fo:language="uk" fo:country="UA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0% 100%" fo:language="uk" fo:country="UA" officeooo:rsid="00101f38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0% 100%" fo:language="uk" fo:country="UA" officeooo:rsid="00669e0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0% 100%" fo:language="uk" fo:country="UA" officeooo:rsid="006ebd77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0% 100%" fo:language="uk" fo:country="UA" officeooo:rsid="006677f0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0% 100%" fo:language="uk" fo:country="UA" officeooo:rsid="00121cd3" style:font-name-asian="Symbol1" style:font-name-complex="Times New Roman" style:language-complex="ar" style:country-complex="SA"/>
    </style:style>
    <style:style style:name="T7" style:family="text">
      <style:text-properties style:use-window-font-color="true" style:text-position="0% 100%" fo:language="uk" fo:country="UA" officeooo:rsid="001c33b4" style:font-name-asian="Symbol1" style:font-name-complex="Times New Roman" style:language-complex="ar" style:country-complex="SA"/>
    </style:style>
    <style:style style:name="T8" style:family="text">
      <style:text-properties style:use-window-font-color="true" style:text-position="0% 100%" fo:language="uk" fo:country="UA" officeooo:rsid="001d2bcb" style:font-name-asian="Symbol1" style:font-name-complex="Times New Roman" style:language-complex="ar" style:country-complex="SA"/>
    </style:style>
    <style:style style:name="T9" style:family="text">
      <style:text-properties style:use-window-font-color="true" style:text-position="0% 100%" fo:language="uk" fo:country="UA" officeooo:rsid="002931d8" style:font-name-asian="Symbol1" style:font-name-complex="Times New Roman" style:language-complex="ar" style:country-complex="SA"/>
    </style:style>
    <style:style style:name="T10" style:family="text">
      <style:text-properties style:use-window-font-color="true" style:text-position="0% 100%" fo:language="uk" fo:country="UA" officeooo:rsid="0029f82a" style:font-name-asian="Symbol1" style:font-name-complex="Times New Roman" style:language-complex="ar" style:country-complex="SA"/>
    </style:style>
    <style:style style:name="T11" style:family="text">
      <style:text-properties style:use-window-font-color="true" style:text-position="0% 100%" fo:language="uk" fo:country="UA" officeooo:rsid="00296ff8" style:font-name-asian="Symbol1" style:font-name-complex="Times New Roman" style:language-complex="ar" style:country-complex="SA"/>
    </style:style>
    <style:style style:name="T12" style:family="text">
      <style:text-properties style:use-window-font-color="true" style:text-position="0% 100%" fo:language="uk" fo:country="UA" officeooo:rsid="002ba942" style:font-name-asian="Symbol1" style:font-name-complex="Times New Roman" style:language-complex="ar" style:country-complex="SA"/>
    </style:style>
    <style:style style:name="T13" style:family="text">
      <style:text-properties style:use-window-font-color="true" style:text-position="0% 100%" fo:language="uk" fo:country="UA" officeooo:rsid="003452c6" style:font-name-asian="Symbol1" style:font-name-complex="Times New Roman" style:language-complex="ar" style:country-complex="SA"/>
    </style:style>
    <style:style style:name="T14" style:family="text">
      <style:text-properties style:use-window-font-color="true" style:text-position="0% 100%" fo:language="uk" fo:country="UA" officeooo:rsid="00352ed0" style:font-name-asian="Symbol1" style:font-name-complex="Times New Roman" style:language-complex="ar" style:country-complex="SA"/>
    </style:style>
    <style:style style:name="T15" style:family="text">
      <style:text-properties style:use-window-font-color="true" style:text-position="0% 100%" fo:language="uk" fo:country="UA" officeooo:rsid="0021d14b" style:font-name-asian="Symbol1" style:font-name-complex="Times New Roman" style:language-complex="ar" style:country-complex="SA"/>
    </style:style>
    <style:style style:name="T16" style:family="text">
      <style:text-properties style:use-window-font-color="true" style:text-position="0% 100%" fo:language="uk" fo:country="UA" officeooo:rsid="002ccde7" style:font-name-asian="Symbol1" style:font-name-complex="Times New Roman" style:language-complex="ar" style:country-complex="SA"/>
    </style:style>
    <style:style style:name="T17" style:family="text">
      <style:text-properties style:use-window-font-color="true" style:text-position="0% 100%" fo:language="uk" fo:country="UA" officeooo:rsid="002e8816" style:font-name-asian="Symbol1" style:font-name-complex="Times New Roman" style:language-complex="ar" style:country-complex="SA"/>
    </style:style>
    <style:style style:name="T18" style:family="text">
      <style:text-properties style:use-window-font-color="true" style:text-position="0% 100%" fo:language="uk" fo:country="UA" officeooo:rsid="00772c25" style:font-name-asian="Symbol1" style:font-name-complex="Times New Roman" style:language-complex="ar" style:country-complex="SA"/>
    </style:style>
    <style:style style:name="T19" style:family="text">
      <style:text-properties style:use-window-font-color="true" style:text-position="0% 100%" fo:language="uk" fo:country="UA" officeooo:rsid="00758ef4" style:font-name-asian="Symbol1" style:font-name-complex="Times New Roman" style:language-complex="ar" style:country-complex="SA"/>
    </style:style>
    <style:style style:name="T20" style:family="text">
      <style:text-properties style:use-window-font-color="true" style:text-position="0% 100%" fo:language="uk" fo:country="UA" officeooo:rsid="0079dea7" style:font-name-asian="Symbol1" style:font-name-complex="Times New Roman" style:language-complex="ar" style:country-complex="SA"/>
    </style:style>
    <style:style style:name="T21" style:family="text">
      <style:text-properties style:use-window-font-color="true" style:text-position="0% 100%" fo:language="uk" fo:country="UA" officeooo:rsid="00296ff8" style:font-name-asian="Symbol1" style:font-name-complex="Times New Roman1" style:language-complex="ar" style:country-complex="SA"/>
    </style:style>
    <style:style style:name="T22" style:family="text">
      <style:text-properties style:use-window-font-color="true" style:text-position="0% 100%" fo:language="uk" fo:country="UA" officeooo:rsid="00788f10" style:font-name-asian="Symbol1" style:font-name-complex="Times New Roman1" style:language-complex="ar" style:country-complex="SA"/>
    </style:style>
    <style:style style:name="T23" style:family="text">
      <style:text-properties style:use-window-font-color="tru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24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25" style:family="text">
      <style:text-properties style:use-window-font-color="true" style:text-position="0% 100%" officeooo:rsid="005480e3" style:font-name-asian="Symbol1" style:font-name-complex="Times New Roman" style:language-complex="ar" style:country-complex="SA"/>
    </style:style>
    <style:style style:name="T26" style:family="text">
      <style:text-properties style:use-window-font-color="true" style:text-position="0% 100%" officeooo:rsid="00669e06" style:font-name-asian="Symbol1" style:font-name-complex="Times New Roman" style:language-complex="ar" style:country-complex="SA"/>
    </style:style>
    <style:style style:name="T27" style:family="text">
      <style:text-properties style:use-window-font-color="true" style:text-position="0% 100%" officeooo:rsid="0079dea7" style:font-name-asian="Symbol1" style:font-name-complex="Times New Roman" style:language-complex="ar" style:country-complex="SA"/>
    </style:style>
    <style:style style:name="T28" style:family="text">
      <style:text-properties style:use-window-font-color="true" style:text-position="0% 100%" officeooo:rsid="0015a3a6" style:font-name-asian="Symbol1" style:font-name-complex="Times New Roman" style:language-complex="ar" style:country-complex="SA"/>
    </style:style>
    <style:style style:name="T29" style:family="text">
      <style:text-properties style:use-window-font-color="true" style:text-position="0% 100%" officeooo:rsid="00563c6c" style:font-name-asian="Symbol1" style:font-name-complex="Times New Roman" style:language-complex="ar" style:country-complex="SA"/>
    </style:style>
    <style:style style:name="T30" style:family="text">
      <style:text-properties style:use-window-font-color="true" style:text-position="0% 100%" officeooo:rsid="0069a763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officeooo:rsid="005698f1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officeooo:rsid="00758ef4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fo:letter-spacing="-0.0063in" fo:language="uk" fo:country="UA" officeooo:rsid="0015a3a6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fo:letter-spacing="-0.0063in" fo:language="uk" fo:country="UA" officeooo:rsid="000d878e" style:font-name-asian="Symbol1" style:font-name-complex="Times New Roman" style:language-complex="ar" style:country-complex="SA"/>
    </style:style>
    <style:style style:name="T35" style:family="text">
      <style:text-properties style:use-window-font-color="true" style:text-position="0% 100%" fo:letter-spacing="-0.0063in" fo:language="uk" fo:country="UA" officeooo:rsid="00758ef4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fo:letter-spacing="-0.0063in" fo:language="uk" fo:country="UA" officeooo:rsid="005480e3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fo:letter-spacing="-0.0063in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fo:letter-spacing="-0.0063in" officeooo:rsid="005480e3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fo:letter-spacing="-0.0063in" officeooo:rsid="00758ef4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41" style:family="text">
      <style:text-properties style:use-window-font-color="true" style:text-position="0% 100%" style:font-name="Times New Roman" fo:language="uk" fo:country="UA" officeooo:rsid="00772c25" style:font-name-asian="Symbol1" style:font-name-complex="Times New Roman" style:language-complex="ar" style:country-complex="SA"/>
    </style:style>
    <style:style style:name="T42" style:family="text">
      <style:text-properties style:use-window-font-color="true" style:text-position="0% 100%" style:font-name="Times New Roman" fo:language="uk" fo:country="UA" officeooo:rsid="00669e06" style:font-name-asian="Symbol1" style:font-name-complex="Times New Roman" style:language-complex="ar" style:country-complex="SA"/>
    </style:style>
    <style:style style:name="T43" style:family="text">
      <style:text-properties style:use-window-font-color="true" style:text-position="0% 100%" style:font-name="Times New Roman" fo:language="uk" fo:country="UA" officeooo:rsid="006ebd77" style:font-name-asian="Symbol1" style:font-name-complex="Times New Roman" style:language-complex="ar" style:country-complex="SA"/>
    </style:style>
    <style:style style:name="T44" style:family="text">
      <style:text-properties style:use-window-font-color="true" style:text-position="0% 100%" style:font-name="Times New Roman" fo:letter-spacing="-0.0063in" fo:language="uk" fo:country="UA" officeooo:rsid="0015a3a6" style:font-name-asian="Symbol1" style:font-name-complex="Times New Roman" style:language-complex="ar" style:country-complex="SA"/>
    </style:style>
    <style:style style:name="T45" style:family="text">
      <style:text-properties style:use-window-font-color="true" style:text-position="0% 100%" fo:language="en" fo:country="US" officeooo:rsid="00296ff8" style:font-name-asian="Symbol1" style:font-name-complex="Times New Roman1" style:language-complex="ar" style:country-complex="SA"/>
    </style:style>
    <style:style style:name="T46" style:family="text">
      <style:text-properties style:use-window-font-color="true" style:text-position="sub 58%" fo:language="uk" fo:country="UA" officeooo:rsid="00296ff8" style:font-name-asian="Symbol1" style:font-name-complex="Times New Roman" style:language-complex="ar" style:country-complex="SA"/>
    </style:style>
    <style:style style:name="T47" style:family="text">
      <style:text-properties style:use-window-font-color="true" style:text-position="sub 58%" fo:language="uk" fo:country="UA" officeooo:rsid="00296ff8" style:font-name-asian="Symbol1" style:font-name-complex="Times New Roman1" style:language-complex="ar" style:country-complex="SA"/>
    </style:style>
    <style:style style:name="T48" style:family="text">
      <style:text-properties style:use-window-font-color="true" style:text-position="sub 58%" fo:language="uk" fo:country="UA" officeooo:rsid="00680da6" style:font-name-asian="Symbol1" style:font-name-complex="Times New Roman1" style:language-complex="ar" style:country-complex="SA"/>
    </style:style>
    <style:style style:name="T49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50" style:family="text">
      <style:text-properties style:use-window-font-color="true" style:text-position="sub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51" style:family="text">
      <style:text-properties style:use-window-font-color="true" style:text-position="sub 58%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sub 58%" officeooo:rsid="006ecc8d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super 58%" fo:language="uk" fo:country="UA" officeooo:rsid="0015a3a6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super 58%" fo:language="uk" fo:country="UA" officeooo:rsid="00659a53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super 58%" fo:language="uk" fo:country="UA" officeooo:rsid="0069a763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super 58%" fo:language="uk" fo:country="UA" officeooo:rsid="00669e06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super 58%" fo:language="uk" fo:country="UA" officeooo:rsid="006677f0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super 58%" fo:language="uk" fo:country="UA" officeooo:rsid="001d2bcb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super 58%" fo:language="uk" fo:country="UA" officeooo:rsid="00296ff8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super 58%" fo:language="uk" fo:country="UA" officeooo:rsid="002ba942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super 58%" fo:language="uk" fo:country="UA" officeooo:rsid="0020cad1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super 58%" fo:language="uk" fo:country="UA" officeooo:rsid="0021d14b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super 58%" fo:language="uk" fo:country="UA" officeooo:rsid="002ccde7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super 58%" fo:language="uk" fo:country="UA" officeooo:rsid="00772c25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super 58%" fo:language="uk" fo:country="UA" officeooo:rsid="00790648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super 58%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67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language-complex="ar" style:country-complex="SA"/>
    </style:style>
    <style:style style:name="T69" style:family="text">
      <style:text-properties style:use-window-font-color="true" style:text-line-through-style="none" style:text-line-through-type="none" style:text-position="0% 100%" fo:language="uk" fo:country="UA" officeooo:rsid="0015a3a6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line-through-style="none" style:text-line-through-type="none" style:text-position="0% 100%" fo:language="uk" fo:country="UA" officeooo:rsid="0016e545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line-through-style="none" style:text-line-through-type="none" style:text-position="0% 100%" fo:language="uk" fo:country="UA" officeooo:rsid="001d2bcb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line-through-style="none" style:text-line-through-type="none" style:text-position="0% 100%" fo:language="uk" fo:country="UA" officeooo:rsid="00296ff8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line-through-style="none" style:text-line-through-type="none" style:text-position="0% 100%" fo:language="uk" fo:country="UA" officeooo:rsid="0072884b" style:font-name-asian="Symbol1" style:font-name-complex="Times New Roman" style:language-complex="ar" style:country-complex="SA"/>
    </style:style>
    <style:style style:name="T74" style:family="text">
      <style:text-properties style:use-window-font-color="true" style:text-line-through-style="none" style:text-line-through-type="none" style:text-position="0% 100%" fo:language="uk" fo:country="UA" officeooo:rsid="00772c25" style:font-name-asian="Symbol1" style:font-name-complex="Times New Roman" style:language-complex="ar" style:country-complex="SA"/>
    </style:style>
    <style:style style:name="T75" style:family="text">
      <style:text-properties style:use-window-font-color="true" style:text-line-through-style="none" style:text-line-through-type="none" style:text-position="0% 100%" fo:language="en" fo:country="US" officeooo:rsid="00296ff8" style:font-name-asian="Symbol1" style:language-complex="ar" style:country-complex="SA"/>
    </style:style>
    <style:style style:name="T76" style:family="text">
      <style:text-properties style:use-window-font-color="true" style:text-line-through-style="none" style:text-line-through-type="none" style:text-position="0% 100%" style:font-name="Times New Roman" fo:language="uk" fo:country="UA" officeooo:rsid="0015a3a6" style:font-name-asian="Symbol1" style:font-name-complex="Times New Roman" style:language-complex="ar" style:country-complex="SA"/>
    </style:style>
    <style:style style:name="T77" style:family="text">
      <style:text-properties style:use-window-font-color="true" style:text-line-through-style="none" style:text-line-through-type="none" style:text-position="0% 100%" style:font-name="Times New Roman" fo:language="uk" fo:country="UA" officeooo:rsid="0066ffff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line-through-style="none" style:text-line-through-type="none" style:text-position="0% 100%" style:font-name="Times New Roman" fo:language="uk" fo:country="UA" officeooo:rsid="006b8d62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line-through-style="none" style:text-line-through-type="none" style:text-position="0% 100%" style:font-name="Times New Roman" fo:language="uk" fo:country="UA" officeooo:rsid="00659a53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line-through-style="none" style:text-line-through-type="none" style:text-position="0% 100%" style:font-name="Times New Roman" fo:language="uk" fo:country="UA" officeooo:rsid="00723806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line-through-style="none" style:text-line-through-type="none" style:text-position="0% 100%" style:font-name="Times New Roman" fo:language="uk" fo:country="UA" officeooo:rsid="007085cc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line-through-style="none" style:text-line-through-type="none" style:text-position="0% 100%" style:font-name="Times New Roman" fo:language="uk" fo:country="UA" officeooo:rsid="006677f0" style:font-name-asian="Symbol1" style:font-name-complex="Times New Roman" style:language-complex="ar" style:country-complex="SA"/>
    </style:style>
    <style:style style:name="T83" style:family="text">
      <style:text-properties style:use-window-font-color="true" style:text-line-through-style="none" style:text-line-through-type="none" style:text-position="0% 100%" style:font-name="Times New Roman" fo:language="uk" fo:country="UA" officeooo:rsid="00680da6" style:font-name-asian="Symbol1" style:font-name-complex="Times New Roman" style:language-complex="ar" style:country-complex="SA"/>
    </style:style>
    <style:style style:name="T84" style:family="text">
      <style:text-properties style:use-window-font-color="true" style:text-line-through-style="none" style:text-line-through-type="none" style:text-position="0% 100%" style:font-name="Times New Roman" fo:language="uk" fo:country="UA" officeooo:rsid="001d2bcb" style:font-name-asian="Symbol1" style:font-name-complex="Times New Roman" style:language-complex="ar" style:country-complex="SA"/>
    </style:style>
    <style:style style:name="T85" style:family="text">
      <style:text-properties style:use-window-font-color="true" style:text-line-through-style="none" style:text-line-through-type="none" style:text-position="0% 100%" style:font-name="Times New Roman" fo:language="uk" fo:country="UA" officeooo:rsid="00772c25" style:font-name-asian="Symbol1" style:font-name-complex="Times New Roman" style:language-complex="ar" style:country-complex="SA"/>
    </style:style>
    <style:style style:name="T86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15a3a6" style:font-name-asian="Symbol1" style:font-size-asian="12pt" style:font-name-complex="Times New Roman" style:font-size-complex="12pt" style:language-complex="ar" style:country-complex="SA"/>
    </style:style>
    <style:style style:name="T87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90648" style:font-name-asian="Symbol1" style:font-size-asian="12pt" style:font-name-complex="Times New Roman" style:font-size-complex="12pt" style:language-complex="ar" style:country-complex="SA"/>
    </style:style>
    <style:style style:name="T88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23806" style:font-name-asian="Symbol1" style:font-size-asian="12pt" style:font-name-complex="Times New Roman" style:font-size-complex="12pt" style:language-complex="ar" style:country-complex="SA"/>
    </style:style>
    <style:style style:name="T89" style:family="text">
      <style:text-properties style:use-window-font-color="true" style:text-line-through-style="none" style:text-line-through-type="none" style:text-position="0% 100%" style:font-name="Times New Roman" fo:font-size="12pt" fo:language="uk" fo:country="UA" officeooo:rsid="007a106e" style:font-name-asian="Symbol1" style:font-size-asian="12pt" style:font-name-complex="Times New Roman" style:font-size-complex="12pt" style:language-complex="ar" style:country-complex="SA"/>
    </style:style>
    <style:style style:name="T90" style:family="text">
      <style:text-properties style:use-window-font-color="true" style:text-line-through-style="none" style:text-line-through-type="none" style:text-position="0% 100%" style:font-name-asian="Symbol1" style:font-name-complex="Times New Roman" style:language-complex="ar" style:country-complex="SA"/>
    </style:style>
    <style:style style:name="T91" style:family="text">
      <style:text-properties style:use-window-font-color="true" style:text-line-through-style="none" style:text-line-through-type="none" style:text-position="0% 100%" officeooo:rsid="00682912" style:font-name-asian="Symbol1" style:font-name-complex="Times New Roman" style:language-complex="ar" style:country-complex="SA"/>
    </style:style>
    <style:style style:name="T92" style:family="text">
      <style:text-properties style:use-window-font-color="true" style:text-line-through-style="none" style:text-line-through-type="none" style:text-position="super 58%" fo:language="uk" fo:country="UA" officeooo:rsid="00296ff8" style:font-name-asian="Symbol1" style:language-complex="ar" style:country-complex="SA"/>
    </style:style>
    <style:style style:name="T93" style:family="text">
      <style:text-properties style:use-window-font-color="true" style:text-line-through-style="none" style:text-line-through-type="none" style:text-position="super 58%" fo:language="uk" fo:country="UA" officeooo:rsid="001d2bcb" style:font-name-asian="Symbol1" style:font-name-complex="Times New Roman" style:language-complex="ar" style:country-complex="SA"/>
    </style:style>
    <style:style style:name="T94" style:family="text">
      <style:text-properties style:use-window-font-color="true" style:text-line-through-style="none" style:text-line-through-type="none" fo:language="uk" fo:country="UA" style:text-underline-style="none" officeooo:rsid="0015a3a6" style:font-name-asian="Symbol1" style:font-name-complex="Times New Roman" style:language-complex="ar" style:country-complex="SA"/>
    </style:style>
    <style:style style:name="T95" style:family="text">
      <style:text-properties style:use-window-font-color="true" fo:language="uk" fo:country="UA" style:text-underline-style="none" officeooo:rsid="0015a3a6" style:font-name-asian="Symbol1" style:font-name-complex="Times New Roman" style:language-complex="ar" style:country-complex="SA"/>
    </style:style>
    <style:style style:name="T96" style:family="text">
      <style:text-properties style:use-window-font-color="true" fo:language="uk" fo:country="UA" style:text-underline-style="none" officeooo:rsid="0072ad5d" style:font-name-asian="Symbol1" style:font-name-complex="Times New Roman" style:language-complex="ar" style:country-complex="SA"/>
    </style:style>
    <style:style style:name="T97" style:family="text">
      <style:text-properties style:use-window-font-color="true" fo:language="uk" fo:country="UA" fo:font-style="normal" style:text-underline-style="none" officeooo:rsid="0015a3a6" style:font-name-asian="Symbol1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fo:language="uk" fo:country="UA" fo:font-style="normal" style:text-underline-style="none" officeooo:rsid="0072ad5d" style:font-name-asian="Symbol1" style:font-style-asian="normal" style:font-name-complex="Times New Roman" style:language-complex="ar" style:country-complex="SA" style:font-style-complex="normal"/>
    </style:style>
    <style:style style:name="T99" style:family="text">
      <style:text-properties style:use-window-font-color="true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100" style:family="text">
      <style:text-properties style:use-window-font-color="true" fo:language="uk" fo:country="UA" fo:font-style="italic" style:text-underline-style="none" officeooo:rsid="0072ad5d" style:font-name-asian="Symbol1" style:font-style-asian="italic" style:font-name-complex="Times New Roman" style:language-complex="ar" style:country-complex="SA"/>
    </style:style>
    <style:style style:name="T101" style:family="text">
      <style:text-properties style:use-window-font-color="true" style:text-position="-13% 100%" fo:language="uk" fo:country="UA" style:text-underline-style="none" officeooo:rsid="0015a3a6" style:font-name-asian="Symbol1" style:font-name-complex="Times New Roman" style:language-complex="ar" style:country-complex="SA"/>
    </style:style>
    <style:style style:name="T102" style:family="text">
      <style:text-properties style:use-window-font-color="true" style:text-position="-13% 100%" fo:language="uk" fo:country="UA" fo:font-style="italic" style:text-underline-style="none" officeooo:rsid="0015a3a6" style:font-name-asian="Symbol1" style:font-style-asian="italic" style:font-name-complex="Times New Roman" style:language-complex="ar" style:country-complex="SA"/>
    </style:style>
    <style:style style:name="T103" style:family="text">
      <style:text-properties style:use-window-font-color="true" style:text-line-through-style="solid" style:text-line-through-type="single" style:text-position="0% 100%" fo:language="uk" fo:country="UA" officeooo:rsid="0015a3a6" style:font-name-asian="Symbol1" style:font-name-complex="Times New Roman" style:language-complex="ar" style:country-complex="SA"/>
    </style:style>
    <style:style style:name="T104" style:family="text">
      <style:text-properties style:use-window-font-color="true" style:text-line-through-style="solid" style:text-line-through-type="single" style:text-position="0% 100%" fo:language="uk" fo:country="UA" officeooo:rsid="001d2bcb" style:font-name-asian="Symbol1" style:font-name-complex="Times New Roman" style:language-complex="ar" style:country-complex="SA"/>
    </style:style>
    <style:style style:name="T105" style:family="text">
      <style:text-properties style:use-window-font-color="true" style:text-line-through-style="solid" style:text-line-through-type="single" style:text-position="0% 100%" fo:language="uk" fo:country="UA" officeooo:rsid="002931d8" style:font-name-asian="Symbol1" style:font-name-complex="Times New Roman" style:language-complex="ar" style:country-complex="SA"/>
    </style:style>
    <style:style style:name="T106" style:family="text">
      <style:text-properties style:use-window-font-color="true" style:text-line-through-style="solid" style:text-line-through-type="single" style:text-position="0% 100%" fo:language="uk" fo:country="UA" officeooo:rsid="00296ff8" style:font-name-asian="Symbol1" style:font-name-complex="Times New Roman" style:language-complex="ar" style:country-complex="SA"/>
    </style:style>
    <style:style style:name="T107" style:family="text">
      <style:text-properties style:use-window-font-color="true" style:text-line-through-style="solid" style:text-line-through-type="single" style:text-position="0% 100%" fo:language="uk" fo:country="UA" officeooo:rsid="003452c6" style:font-name-asian="Symbol1" style:font-name-complex="Times New Roman" style:language-complex="ar" style:country-complex="SA"/>
    </style:style>
    <style:style style:name="T108" style:family="text">
      <style:text-properties style:use-window-font-color="true" style:text-line-through-style="solid" style:text-line-through-type="single" style:text-position="0% 100%" fo:language="uk" fo:country="UA" officeooo:rsid="00352ed0" style:font-name-asian="Symbol1" style:font-name-complex="Times New Roman" style:language-complex="ar" style:country-complex="SA"/>
    </style:style>
    <style:style style:name="T109" style:family="text">
      <style:text-properties style:use-window-font-color="true" style:text-line-through-style="solid" style:text-line-through-type="single" style:text-position="0% 100%" fo:language="uk" fo:country="UA" officeooo:rsid="0021d14b" style:font-name-asian="Symbol1" style:font-name-complex="Times New Roman" style:language-complex="ar" style:country-complex="SA"/>
    </style:style>
    <style:style style:name="T110" style:family="text">
      <style:text-properties style:use-window-font-color="true" style:text-line-through-style="solid" style:text-line-through-type="single" style:text-position="0% 100%" fo:language="uk" fo:country="UA" fo:font-style="italic" officeooo:rsid="0015a3a6" style:font-name-asian="Symbol1" style:font-style-asian="italic" style:font-name-complex="Times New Roman" style:language-complex="ar" style:country-complex="SA" style:font-style-complex="italic"/>
    </style:style>
    <style:style style:name="T111" style:family="text">
      <style:text-properties style:use-window-font-color="true" style:text-line-through-style="solid" style:text-line-through-type="single" style:text-position="super 58%" fo:language="uk" fo:country="UA" officeooo:rsid="0015a3a6" style:font-name-asian="Symbol1" style:font-name-complex="Times New Roman" style:language-complex="ar" style:country-complex="SA"/>
    </style:style>
    <style:style style:name="T112" style:family="text">
      <style:text-properties style:use-window-font-color="true" style:text-line-through-style="solid" style:text-line-through-type="single" style:text-position="super 58%" fo:language="uk" fo:country="UA" officeooo:rsid="001d2bcb" style:font-name-asian="Symbol1" style:font-name-complex="Times New Roman" style:language-complex="ar" style:country-complex="SA"/>
    </style:style>
    <style:style style:name="T113" style:family="text">
      <style:text-properties style:use-window-font-color="true" style:text-line-through-style="solid" style:text-line-through-type="single" style:text-position="super 58%" fo:language="uk" fo:country="UA" officeooo:rsid="00296ff8" style:font-name-asian="Symbol1" style:font-name-complex="Times New Roman" style:language-complex="ar" style:country-complex="SA"/>
    </style:style>
    <style:style style:name="T114" style:family="text">
      <style:text-properties style:use-window-font-color="true" style:text-line-through-style="solid" style:text-line-through-type="single" style:text-position="super 58%" fo:language="uk" fo:country="UA" officeooo:rsid="0020cad1" style:font-name-asian="Symbol1" style:font-name-complex="Times New Roman" style:language-complex="ar" style:country-complex="SA"/>
    </style:style>
    <style:style style:name="T115" style:family="text">
      <style:text-properties style:use-window-font-color="true" style:text-line-through-style="solid" style:text-line-through-type="single" style:text-position="super 58%" fo:language="uk" fo:country="UA" officeooo:rsid="0021d14b" style:font-name-asian="Symbol1" style:font-name-complex="Times New Roman" style:language-complex="ar" style:country-complex="SA"/>
    </style:style>
    <style:style style:name="T116" style:family="text">
      <style:text-properties style:use-window-font-color="true" style:font-name="Times New Roman" fo:language="uk" fo:country="UA" officeooo:rsid="00661d20" style:font-name-asian="Calibri" style:font-name-complex="Times New Roman1" style:language-complex="ar" style:country-complex="SA"/>
    </style:style>
    <style:style style:name="T117" style:family="text">
      <style:text-properties style:use-window-font-color="true" style:font-name="Times New Roman" fo:language="uk" fo:country="UA" officeooo:rsid="00758ef4" style:font-name-asian="Calibri" style:font-name-complex="Times New Roman1" style:language-complex="ar" style:country-complex="SA"/>
    </style:style>
    <style:style style:name="T118" style:family="text">
      <style:text-properties style:use-window-font-color="true" fo:letter-spacing="-0.0063in" fo:language="uk" fo:country="UA" style:text-underline-style="none" officeooo:rsid="0015a3a6" style:font-name-asian="Symbol1" style:font-name-complex="Times New Roman" style:language-complex="ar" style:country-complex="SA"/>
    </style:style>
    <style:style style:name="T119" style:family="text">
      <style:text-properties style:use-window-font-color="true" fo:letter-spacing="-0.0063in" fo:language="uk" fo:country="UA" style:text-underline-style="none" officeooo:rsid="005480e3" style:font-name-asian="Symbol1" style:font-name-complex="Times New Roman" style:language-complex="ar" style:country-complex="SA"/>
    </style:style>
    <style:style style:name="T120" style:family="text">
      <style:text-properties style:use-window-font-color="true" fo:letter-spacing="-0.0063in" fo:language="uk" fo:country="UA" style:text-underline-style="none" officeooo:rsid="00758ef4" style:font-name-asian="Symbol1" style:font-name-complex="Times New Roman" style:language-complex="ar" style:country-complex="SA"/>
    </style:style>
    <style:style style:name="T121" style:family="text">
      <style:text-properties style:use-window-font-color="true" fo:letter-spacing="-0.0063in" fo:language="uk" fo:country="UA" style:text-underline-style="none" officeooo:rsid="000d878e" style:font-name-asian="Symbol1" style:font-name-complex="Times New Roman" style:language-complex="ar" style:country-complex="SA"/>
    </style:style>
    <style:style style:name="T122" style:family="text">
      <style:text-properties style:use-window-font-color="true" fo:letter-spacing="-0.0063in" fo:language="uk" fo:country="UA" style:text-underline-style="none" officeooo:rsid="0022176e" style:font-name-asian="Symbol1" style:font-name-complex="Times New Roman1" style:language-complex="ar" style:country-complex="SA"/>
    </style:style>
    <style:style style:name="T123" style:family="text">
      <style:text-properties style:use-window-font-color="true" fo:letter-spacing="-0.0063in" fo:language="uk" fo:country="UA" style:text-underline-style="none" officeooo:rsid="00758ef4" style:font-name-asian="Symbol1" style:font-name-complex="Times New Roman1" style:language-complex="ar" style:country-complex="SA"/>
    </style:style>
    <style:style style:name="T124" style:family="text">
      <style:text-properties style:use-window-font-color="true" fo:letter-spacing="-0.0063in" fo:language="uk" fo:country="UA" style:text-underline-style="none" officeooo:rsid="00661d20" style:font-name-asian="Calibri" style:font-name-complex="Times New Roman1" style:language-complex="ar" style:country-complex="SA"/>
    </style:style>
    <style:style style:name="T125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style-complex="normal"/>
    </style:style>
    <style:style style:name="T126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style-complex="normal"/>
    </style:style>
    <style:style style:name="T127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0598657" style:font-style-asian="italic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0121e03" style:font-style-asian="italic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0502aa8" style:font-style-asian="italic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0493da9" style:font-style-asian="italic" style:font-style-complex="normal"/>
    </style:style>
    <style:style style:name="T13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ba942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4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31d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5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6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7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8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39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ed947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0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29f82a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1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2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1cbd3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3" style:family="text">
      <style:text-properties fo:font-variant="normal" fo:text-transform="none" style:use-window-font-color="true" style:text-position="0% 100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4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296ff8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5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6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67e76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7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0a17e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8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49" style:family="text">
      <style:text-properties fo:font-variant="normal" fo:text-transform="none" style:use-window-font-color="true" style:text-position="super 58%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50" style:family="text">
      <style:text-properties fo:font-variant="normal" fo:text-transform="none" style:use-window-font-color="true" style:text-position="sub 58%" fo:letter-spacing="normal" fo:language="uk" fo:country="UA" fo:font-style="normal" style:text-underline-style="none" fo:font-weight="normal" officeooo:rsid="0032bf41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151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152" style:family="text">
      <style:text-properties fo:font-variant="normal" fo:text-transform="none" fo:letter-spacing="normal" fo:font-style="normal" fo:font-weight="normal" style:font-style-asian="normal" style:font-style-complex="normal" loext:padding="0in" loext:border="none"/>
    </style:style>
    <style:style style:name="T153" style:family="text">
      <style:text-properties fo:font-variant="normal" fo:text-transform="none" fo:letter-spacing="normal" fo:font-style="normal" fo:font-weight="normal" officeooo:rsid="002931d8" style:font-style-asian="normal" style:font-style-complex="normal" loext:padding="0in" loext:border="none"/>
    </style:style>
    <style:style style:name="T154" style:family="text">
      <style:text-properties style:text-line-through-style="none" style:text-line-through-type="none"/>
    </style:style>
    <style:style style:name="T155" style:family="text">
      <style:text-properties officeooo:rsid="00388b81"/>
    </style:style>
    <style:style style:name="T156" style:family="text">
      <style:text-properties officeooo:rsid="002086bd" style:font-name-complex="Times New Roman1"/>
    </style:style>
    <style:style style:name="T157" style:family="text">
      <style:text-properties officeooo:rsid="00669e06" style:font-name-complex="Times New Roman1"/>
    </style:style>
    <style:style style:name="T158" style:family="text">
      <style:text-properties officeooo:rsid="0022176e" style:font-name-complex="Times New Roman1"/>
    </style:style>
    <style:style style:name="T159" style:family="text">
      <style:text-properties officeooo:rsid="00758ef4" style:font-name-complex="Times New Roman1"/>
    </style:style>
    <style:style style:name="T160" style:family="text">
      <style:text-properties style:font-name="Times New Roman" fo:language="uk" fo:country="UA" officeooo:rsid="0022176e" style:font-name-complex="Times New Roman1"/>
    </style:style>
    <style:style style:name="T161" style:family="text">
      <style:text-properties style:font-name="Times New Roman" fo:language="uk" fo:country="UA" officeooo:rsid="0069a763" style:font-name-complex="Times New Roman1"/>
    </style:style>
    <style:style style:name="T162" style:family="text">
      <style:text-properties style:font-name="Times New Roman" fo:language="uk" fo:country="UA" officeooo:rsid="00758ef4" style:font-name-complex="Times New Roman1"/>
    </style:style>
    <style:style style:name="T163" style:family="text">
      <style:text-properties style:font-name="Times New Roman" fo:language="uk" fo:country="UA" officeooo:rsid="00239ad5" style:font-name-complex="Times New Roman1"/>
    </style:style>
    <style:style style:name="T164" style:family="text">
      <style:text-properties style:font-name="Times New Roman" fo:language="uk" fo:country="UA" officeooo:rsid="006677f0" style:font-name-complex="Times New Roman1"/>
    </style:style>
    <style:style style:name="T165" style:family="text">
      <style:text-properties style:font-name="Times New Roman" fo:language="uk" fo:country="UA" officeooo:rsid="006ebd77" style:font-name-complex="Times New Roman1"/>
    </style:style>
    <style:style style:name="T166" style:family="text">
      <style:text-properties style:font-name="Times New Roman" fo:language="uk" fo:country="UA" officeooo:rsid="00669e06" style:font-name-complex="Times New Roman1"/>
    </style:style>
    <style:style style:name="T167" style:family="text">
      <style:text-properties style:text-line-through-style="solid" style:text-line-through-type="single"/>
    </style:style>
    <style:style style:name="T168" style:family="text">
      <style:text-properties officeooo:rsid="00772c25"/>
    </style:style>
    <style:style style:name="T169" style:family="text">
      <style:text-properties officeooo:rsid="007d2436"/>
    </style:style>
    <style:style style:name="T170" style:family="text">
      <style:text-properties fo:language="uk" fo:country="UA" officeooo:rsid="002086bd" style:font-name-complex="Times New Roman1"/>
    </style:style>
    <style:style style:name="T171" style:family="text">
      <style:text-properties fo:language="uk" fo:country="UA" officeooo:rsid="00758ef4" style:font-name-complex="Times New Roman1"/>
    </style:style>
    <style:style style:name="T172" style:family="text">
      <style:text-properties fo:language="uk" fo:country="UA" officeooo:rsid="00669e06" style:font-name-complex="Times New Roman1"/>
    </style:style>
    <style:style style:name="T173" style:family="text">
      <style:text-properties fo:language="uk" fo:country="UA" officeooo:rsid="0022176e" style:font-name-complex="Times New Roman1"/>
    </style:style>
    <style:style style:name="T174" style:family="text">
      <style:text-properties officeooo:rsid="007ffb32"/>
    </style:style>
    <style:style style:name="T175" style:family="text">
      <style:text-properties officeooo:rsid="00817ee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Варіант №<text:span text:style-name="T174">4</text:span><text:span text:style-name="T175">7</text:span><text:span text:style-name="T155">.</text:span></text:p>
      <text:p text:style-name="P42"/>
      <text:list xml:id="list3323335631" text:style-name="L1">
        <text:list-item>
          <text:p text:style-name="P35"><text:span text:style-name="T163">Скількома способами можна розставити </text:span><text:span text:style-name="T161">7</text:span><text:span text:style-name="T163"> томів зібрання творів І.Я. Франко так, щоб </text:span><text:span text:style-name="T162">перш</text:span><text:span text:style-name="T164">ий</text:span><text:span text:style-name="T165"> </text:span><text:span text:style-name="T166">і </text:span><text:span text:style-name="T117">друг</text:span><text:span text:style-name="T166">ий </text:span><text:span text:style-name="T163">томи не стояли поруч?</text:span></text:p>
          <text:p text:style-name="P2"/>
        </text:list-item>
        <text:list-item>
          <text:p text:style-name="P13"><text:span text:style-name="T28">Прапор складається з 1</text:span><text:span text:style-name="T32">8</text:span><text:span text:style-name="T28"> горизонтальних смуг </text:span><text:span text:style-name="T29">4 різних</text:span><text:span text:style-name="T28"> кольорів, причому довільні дві сусідні смуги повинні мати різні кольори. Скільк</text:span><text:span text:style-name="T29">и</text:span><text:span text:style-name="T28"> </text:span><text:span text:style-name="T29">існує різних прапорів з такими властивостями</text:span><text:span text:style-name="T28">?</text:span></text:p>
          <text:p text:style-name="P1"/>
        </text:list-item>
        <text:list-item>
          <text:p text:style-name="P12"><text:span text:style-name="T24">В скрині </text:span><text:span text:style-name="T30">9</text:span><text:span text:style-name="T24"> чорних, 1</text:span><text:span text:style-name="T32">3</text:span><text:span text:style-name="T24"> білих, 1</text:span><text:span text:style-name="T26">4</text:span><text:span text:style-name="T24"> червоних, 1</text:span><text:span text:style-name="T32">8</text:span><text:span text:style-name="T24"> зелених куль. Яку найменшу кількість куль треба узяти, щоб серед них </text:span><text:span text:style-name="T31">(обов’язково) </text:span><text:span text:style-name="T24">було 1</text:span><text:span text:style-name="T32">4</text:span><text:span text:style-name="T24"> куль одного кольору?</text:span></text:p>
          <text:p text:style-name="P1"/>
        </text:list-item>
        <text:list-item>
          <text:p text:style-name="P12"><text:span text:style-name="T24">Скільки існує різних способів роздати </text:span><text:span text:style-name="T32">r</text:span><text:span text:style-name="T52">3</text:span><text:span text:style-name="T24"> троянд, </text:span><text:span text:style-name="T26">g</text:span><text:span text:style-name="T51">2</text:span><text:span text:style-name="T24"> гвоздик, </text:span><text:span text:style-name="T30">h</text:span><text:span text:style-name="T52">1</text:span><text:span text:style-name="T24"> волошок </text:span><text:span text:style-name="T32">m</text:span><text:span text:style-name="T24"> дівчатам?</text:span></text:p>
          <text:p text:style-name="P1"/>
        </text:list-item>
        <text:list-item>
          <text:p text:style-name="P17"><text:span text:style-name="T90">Компанiя, </text:span><text:span text:style-name="T91">що</text:span><text:span text:style-name="T90"> складається з 10 подружнiх пар, розбивається на 5 груп по 4 людини для прогулянки на човнах. </text:span><text:span text:style-name="T154">В скiлькох випадках кожний чоловiк опиниться в одному човнi зі своєю дружиною?</text:span></text:p>
          <text:p text:style-name="P1"/>
        </text:list-item>
        <text:list-item>
          <text:p text:style-name="P1">Знайти суму 4-значних чисел, які можна отримати перестановкою цифр 1, 2, 3, 4.</text:p>
          <text:p text:style-name="P7"/>
        </text:list-item>
        <text:list-item>
          <text:p text:style-name="P7">Скільки існує n-значних десяткових чисел,</text:p>
          <text:p text:style-name="P8"><text:s text:c="11"/>(а) усі цифри яких непарні;</text:p>
          <text:p text:style-name="P7"><text:s text:c="11"/>(б) у запису яких є принаймні одна непарна цифра;</text:p>
          <text:p text:style-name="P8"><text:s text:c="11"/>(в) у яких сусідні цифри різні;</text:p>
          <text:p text:style-name="P7"><text:s text:c="11"/>(г) у запису яких обов'язково є цифра <text:span text:style-name="T168">2</text:span>?</text:p>
          <text:p text:style-name="P7"><text:s text:c="11"/>(д) у запису яких немає цифри <text:span text:style-name="T168">9</text:span>;</text:p>
          <text:p text:style-name="P7"><text:s text:c="11"/>(е) які починаються із двох однакових цифр;</text:p>
          <text:p text:style-name="P14"><text:span text:style-name="T69"><text:s text:c="11"/>(</text:span><text:span text:style-name="T70">є) </text:span><text:span text:style-name="T69">усі цифри яких </text:span><text:span text:style-name="T70">різні.</text:span></text:p>
          <text:p text:style-name="P9"/>
        </text:list-item>
        <text:list-item>
          <text:p text:style-name="P14"><text:span text:style-name="T1">Визначити, скільки різних натуральних дільників має число </text:span><text:span text:style-name="T2">q =</text:span><text:span text:style-name="T1"> </text:span><text:span text:style-name="T18">5</text:span><text:span text:style-name="T64">3</text:span><text:span text:style-name="T55">2</text:span><text:span text:style-name="T1"> ⋅ </text:span><text:span text:style-name="T18">7</text:span><text:span text:style-name="T56">1</text:span><text:span text:style-name="T54">3</text:span><text:span text:style-name="T1"> ⋅ </text:span><text:span text:style-name="T4">1</text:span><text:span text:style-name="T5">3</text:span><text:span text:style-name="T55">9</text:span><text:span text:style-name="T57">1</text:span><text:span text:style-name="T64">7</text:span><text:span text:style-name="T1">.</text:span></text:p>
          <text:p text:style-name="P1"/>
        </text:list-item>
        <text:list-item>
          <text:p text:style-name="P15"><text:span text:style-name="T40">Скiльки рiзних браслетiв можна скласти з </text:span><text:span text:style-name="T41">6</text:span><text:span text:style-name="T40"> однакових смарагдiв, </text:span><text:span text:style-name="T42">8</text:span><text:span text:style-name="T40"> однакових рубiнiв i </text:span><text:span text:style-name="T41">7</text:span><text:span text:style-name="T40"> однакових сапфирiв. До браслету входять всi </text:span><text:span text:style-name="T43">2</text:span><text:span text:style-name="T41">1</text:span><text:span text:style-name="T40"> каменiв.</text:span></text:p>
          <text:p text:style-name="P1"/>
        </text:list-item>
        <text:list-item>
          <text:p text:style-name="P15"><text:span text:style-name="T40">Нехай множина A містить </text:span><text:span text:style-name="T41">z</text:span><text:span text:style-name="T40"> елементів, а множина B – </text:span><text:span text:style-name="T41">w</text:span><text:span text:style-name="T40"> елементів. Визначити кількість: </text:span></text:p>
          <text:p text:style-name="P14"><text:span text:style-name="T1"><text:s text:c="12"/></text:span><text:span text:style-name="T6">(</text:span><text:span text:style-name="T1">а) відповідностей </text:span><text:span text:style-name="T6">(тобто довільних підмножин декартового добутку A × B)</text:span><text:span text:style-name="T1">; </text:span></text:p>
          <text:p text:style-name="P14"><text:span text:style-name="T1"><text:s text:c="7"/>(б) усюди визначених відповідностей </text:span><text:span text:style-name="T6">(у них повний образ C(a) довільного елемента a∈A непорожній)</text:span><text:span text:style-name="T1">; </text:span></text:p>
          <text:p text:style-name="P1"><text:s text:c="12"/>(в) функціональних відповідностей між множинами A та B.</text:p>
          <text:p text:style-name="P1"/>
        </text:list-item>
        <text:list-item>
          <text:p text:style-name="P15"><text:span text:style-name="T40">Нехай множина M містить </text:span><text:span text:style-name="T41">z</text:span><text:span text:style-name="T40"> елементів. Визначити кількість:</text:span></text:p>
          <text:p text:style-name="P16"><text:span text:style-name="T1"><text:s text:c="12"/>рефлексивних і антисиметричних відношень на множині M.</text:span></text:p>
          <text:p text:style-name="P3"/>
        </text:list-item>
        <text:list-item>
          <text:p text:style-name="P16"><text:span text:style-name="T1">У групі </text:span><text:span text:style-name="T4">3</text:span><text:span text:style-name="T18">2</text:span><text:span text:style-name="T1"> студентів. Із них 1</text:span><text:span text:style-name="T3">7</text:span><text:span text:style-name="T1"> відвідують семінар А , 1</text:span><text:span text:style-name="T3">3</text:span><text:span text:style-name="T1"> – семінар Б , а </text:span><text:span text:style-name="T3">8</text:span><text:span text:style-name="T1"> студентів не відвідують жодного семінару.</text:span></text:p>
          <text:p text:style-name="P7"><text:s text:c="11"/>(а) Скільки студентів відвідують лише семінар А?</text:p>
          <text:p text:style-name="P7"><text:s text:c="11"/>(б) Скільки студентів відвідують семінари А та Б?</text:p>
          <text:p text:style-name="P7"/>
        </text:list-item>
        <text:list-item>
          <text:p text:style-name="P15"><text:span text:style-name="T76">Обстеження читацьких смаків студентів показало, що 6</text:span><text:span text:style-name="T85">5</text:span><text:span text:style-name="T76">% студентів читають журнал А , </text:span><text:span text:style-name="T78">50</text:span><text:span text:style-name="T76">% – журнал Б , </text:span><text:span text:style-name="T79">4</text:span><text:span text:style-name="T76">5% – журнал В , 3</text:span><text:span text:style-name="T80">5</text:span><text:span text:style-name="T76">% – журнали А та Б , </text:span><text:span text:style-name="T81">2</text:span><text:span text:style-name="T77">5</text:span><text:span text:style-name="T76">% – журнали Б і В , </text:span><text:span text:style-name="T78">3</text:span><text:span text:style-name="T85">0</text:span><text:span text:style-name="T76">% – журнали А та В , </text:span><text:span text:style-name="T78">10</text:span><text:span text:style-name="T76">% – журнали А, Б і В . Скільки відсотків студентів:</text:span></text:p>
          <text:p text:style-name="P15"><text:span text:style-name="T76"><text:s text:c="11"/>(а) читають </text:span><text:span text:style-name="T82">рівно</text:span><text:span text:style-name="T76"> два журнали;</text:span></text:p>
          <text:p text:style-name="P7"><text:s text:c="11"/>(б) не читають жодного з журналів;</text:p>
          <text:p text:style-name="P7"><text:soft-page-break/><text:s text:c="11"/>(в) читають принаймні один журнал;</text:p>
          <text:p text:style-name="P7"><text:s text:c="11"/>(г) читають не менше двох журналів?</text:p>
          <text:p text:style-name="P7"/>
        </text:list-item>
        <text:list-item>
          <text:p text:style-name="P16"><text:span text:style-name="T1">Знайти кількість простих чисел, що не перевищують </text:span><text:span text:style-name="T18">20</text:span><text:span text:style-name="T1">0.</text:span></text:p>
          <text:p text:style-name="P7"/>
        </text:list-item>
        <text:list-item>
          <text:p text:style-name="P15"><text:span text:style-name="T76">Скількома способами можна розмістити на шахівниці розміром </text:span><text:span text:style-name="T85">r</text:span><text:span text:style-name="T76">×</text:span><text:span text:style-name="T85">s</text:span><text:span text:style-name="T76"> </text:span><text:span text:style-name="T85">дві</text:span><text:span text:style-name="T76"> різнокольоров</text:span><text:span text:style-name="T85">і</text:span><text:span text:style-name="T76"> тури так, щоб вони не били одна одну?</text:span></text:p>
          <text:p text:style-name="P7"/>
        </text:list-item>
        <text:list-item>
          <text:p text:style-name="P7">Скількома способами в множині A з <text:span text:style-name="T168">v</text:span> елементів можна вибрати дві підмножини, що не перетинаються?</text:p>
          <text:p text:style-name="P7"/>
        </text:list-item>
        <text:list-item>
          <text:p text:style-name="P15"><text:span text:style-name="T76">На одній прямій дано </text:span><text:span text:style-name="T85">v</text:span><text:span text:style-name="T76"> точок, а на іншій, паралельній першій, – </text:span><text:span text:style-name="T85">w</text:span><text:span text:style-name="T76"> точок. Скільки існує трикутників, вершинами яких є ці точки?</text:span></text:p>
          <text:p text:style-name="P3"/>
        </text:list-item>
        <text:list-item>
          <text:p text:style-name="P7">Визначити, скількома способами можна вибрати з натуральних чисел від 1 до 100 три натуральні числа так, щоб їх сума ділилася на три.</text:p>
          <text:p text:style-name="P7"/>
        </text:list-item>
        <text:list-item>
          <text:p text:style-name="P19"><text:span text:style-name="T86">Скільки є перестановок цифр 0, 1, 2, …, 9, у яких цифра </text:span><text:span text:style-name="T87">4</text:span><text:span text:style-name="T86"> займає </text:span><text:span text:style-name="T89">четверте</text:span><text:span text:style-name="T86"> місце, а цифра </text:span><text:span text:style-name="T87">6</text:span><text:span text:style-name="T86"> – </text:span><text:span text:style-name="T87">шос</text:span><text:span text:style-name="T88">те</text:span><text:span text:style-name="T86">?</text:span></text:p>
          <text:p text:style-name="P3"/>
        </text:list-item>
        <text:list-item>
          <text:p text:style-name="P7">Нехай дано n символів a, m символів b і k символів c. Визначити кількість різних слів, які складаються зі всіх цих символів і у яких жодні два символи c не стоять поруч.</text:p>
          <text:p text:style-name="P7"/>
        </text:list-item>
        <text:list-item>
          <text:p text:style-name="P15"><text:span text:style-name="T76">Скількома способами з </text:span><text:span text:style-name="T83">1</text:span><text:span text:style-name="T85">3</text:span><text:span text:style-name="T76"> інженерів і 1</text:span><text:span text:style-name="T85">8</text:span><text:span text:style-name="T76"> робітників можна створити бригаду, яка складалася б із </text:span><text:span text:style-name="T85">4</text:span><text:span text:style-name="T76"> інженерів і </text:span><text:span text:style-name="T85">9</text:span><text:span text:style-name="T76"> робітників?</text:span></text:p>
          <text:p text:style-name="P7"/>
        </text:list-item>
        <text:list-item>
          <text:p text:style-name="P15"><text:span text:style-name="T76">Скількома способами можна вибрати з </text:span><text:span text:style-name="T85">v</text:span><text:span text:style-name="T76"> чоловік групу людей для роботи, якщо група має складатися не менше ніж із </text:span><text:span text:style-name="T85">w</text:span><text:span text:style-name="T76"> чоловік?</text:span></text:p>
          <text:p text:style-name="P7"/>
        </text:list-item>
        <text:list-item>
          <text:p text:style-name="P16"><text:span text:style-name="T1">Скількома способами можна переставити літери слова </text:span><text:span text:style-name="T23">палеонтолог</text:span><text:span text:style-name="T1"> так, щоб голосні та приголосні чергувалися?</text:span></text:p>
          <text:p text:style-name="P3"/>
        </text:list-item>
        <text:list-item>
          <text:p text:style-name="P16"><text:span text:style-name="T1">Визначити, скількома способами можна переставити літери слова </text:span><text:span text:style-name="T23">абракадабра</text:span><text:span text:style-name="T1"> так, щоб приголосні йшли за абеткою.</text:span></text:p>
          <text:p text:style-name="P3"><text:span text:style-name="T1"/></text:p>
        </text:list-item>
        <text:list-item>
          <text:p text:style-name="P7">У скількох перестановках літер a, a, a, a, b, b, b, c, c не зустрічається жодне з підслів aaaa, bbb, cc?</text:p>
          <text:p text:style-name="P7"/>
        </text:list-item>
        <text:list-item>
          <text:p text:style-name="P7">У скількох перестановках літер a, a, b, b, c, c жодна літера не збігається з літерою, що стоїть на такому самому місці у слові aabbcc?</text:p>
          <text:p text:style-name="P7"/>
        </text:list-item>
        <text:list-item>
          <text:p text:style-name="P16"><text:span text:style-name="T1">Знайти n, коли відомо, що у розкладанні (1 + x)</text:span><text:span text:style-name="T53">n</text:span><text:span text:style-name="T1"> коефіцієнти при x</text:span><text:span text:style-name="T65">5</text:span><text:span text:style-name="T1"> та x</text:span><text:span text:style-name="T53">1</text:span><text:span text:style-name="T65">2</text:span><text:span text:style-name="T1"> однакові.</text:span></text:p>
          <text:p text:style-name="P7"/>
        </text:list-item>
        <text:list-item>
          <text:p text:style-name="P16"><text:span text:style-name="T1">Розв'язати рівняння відносно натурального k </text:span><text:span text:style-name="T7">(можна скористатись означенням числа комбінацій через факторіал):</text:span></text:p>
          <text:p text:style-name="P7">C(k + 3, k + 1) = C(k + 1, k – 1) + C(k, k – 2) + C(k + 1, k).</text:p>
          <text:p text:style-name="P7"/>
        </text:list-item>
        <text:list-item>
          <text:p text:style-name="P7">Довести тотожність: </text:p>
          <text:p text:style-name="P16"><text:span text:style-name="T132">2⋅</text:span><text:span text:style-name="T133">1</text:span><text:span text:style-name="T132">⋅C</text:span><text:span text:style-name="T134">(</text:span><text:span text:style-name="T132">n, </text:span><text:span text:style-name="T135">2</text:span><text:span text:style-name="T134">)</text:span><text:span text:style-name="T144">2 </text:span><text:span text:style-name="T132">+ 3⋅</text:span><text:span text:style-name="T133">2</text:span><text:span text:style-name="T132">⋅C</text:span><text:span text:style-name="T134">(</text:span><text:span text:style-name="T132">n, </text:span><text:span text:style-name="T135">3</text:span><text:span text:style-name="T134">)</text:span><text:span text:style-name="T144">2 </text:span><text:span text:style-name="T132">+ ... + n⋅</text:span><text:span text:style-name="T133">(n-1)</text:span><text:span text:style-name="T132">⋅C</text:span><text:span text:style-name="T134">(</text:span><text:span text:style-name="T132">n, </text:span><text:span text:style-name="T135">n</text:span><text:span text:style-name="T134">)</text:span><text:span text:style-name="T144">2 </text:span><text:span text:style-name="T136">= </text:span><text:span text:style-name="T137">n</text:span><text:span text:style-name="T138">(n-1)</text:span><text:span text:style-name="T137">2</text:span><text:span text:style-name="T145">n-</text:span><text:span text:style-name="T146">2</text:span><text:span text:style-name="T137">.</text:span></text:p>
          <text:p text:style-name="P3"/>
        </text:list-item>
        <text:list-item>
          <text:p text:style-name="P16"><text:span text:style-name="T1">Обчислити </text:span><text:span text:style-name="T10">суму</text:span><text:span text:style-name="T1">:</text:span></text:p>
          <text:p text:style-name="P16"><text:span text:style-name="T1">C</text:span><text:span text:style-name="T9">(</text:span><text:span text:style-name="T1">n, </text:span><text:span text:style-name="T10">0</text:span><text:span text:style-name="T9">)</text:span><text:span text:style-name="T59">2 <text:s/></text:span><text:span text:style-name="T11">-</text:span><text:span text:style-name="T1"> C</text:span><text:span text:style-name="T9">(</text:span><text:span text:style-name="T1">n, </text:span><text:span text:style-name="T10">1</text:span><text:span text:style-name="T9">)</text:span><text:span text:style-name="T59">2 </text:span><text:span text:style-name="T1">+ C</text:span><text:span text:style-name="T9">(</text:span><text:span text:style-name="T1">n, </text:span><text:span text:style-name="T10">2</text:span><text:span text:style-name="T9">)</text:span><text:span text:style-name="T59">2 </text:span><text:span text:style-name="T1">+ ... + </text:span><text:span text:style-name="T12">(-1)</text:span><text:span text:style-name="T60">n</text:span><text:span text:style-name="T1">C</text:span><text:span text:style-name="T9">(</text:span><text:span text:style-name="T1">n, </text:span><text:span text:style-name="T11">n</text:span><text:span text:style-name="T9">)</text:span><text:span text:style-name="T59">2</text:span><text:span text:style-name="T11">.</text:span></text:p>
          <text:p text:style-name="P10"><text:soft-page-break/></text:p>
        </text:list-item>
        <text:list-item>
          <text:p text:style-name="P10">Користуючись поліномною теоремою, обчислити </text:p>
          <text:p text:style-name="P16"><text:span text:style-name="T8">(</text:span><text:span text:style-name="T13">2</text:span><text:span text:style-name="T8">x + y + 4z)</text:span><text:span text:style-name="T58">3</text:span><text:span text:style-name="T8">.</text:span></text:p>
          <text:p text:style-name="P10"/>
        </text:list-item>
        <text:list-item>
          <text:p text:style-name="P14"><text:span text:style-name="T71">Знайти коефіцієнт при x</text:span><text:span text:style-name="T93">k</text:span><text:span text:style-name="T71"> у розкладі полінома:</text:span></text:p>
          <text:p text:style-name="P16"><text:span text:style-name="T8">(1 + 2x</text:span><text:span text:style-name="T58">2</text:span><text:span text:style-name="T8"> </text:span><text:span text:style-name="T14">+</text:span><text:span text:style-name="T8"> 3x</text:span><text:span text:style-name="T58">4</text:span><text:span text:style-name="T8">)</text:span><text:span text:style-name="T58">10</text:span><text:span text:style-name="T8">, k = 8;</text:span></text:p>
          <text:p text:style-name="P10"/>
        </text:list-item>
        <text:list-item>
          <text:p text:style-name="P15"><text:span text:style-name="T84">Скількома способами можна вибрати </text:span><text:span text:style-name="T85">8</text:span><text:span text:style-name="T84"> тістечок у кондитерській, де є </text:span><text:span text:style-name="T83">1</text:span><text:span text:style-name="T85">4</text:span><text:span text:style-name="T84"> різних сортів тістечок за умови, що серед кожних </text:span><text:span text:style-name="T85">8</text:span><text:span text:style-name="T84"> обраних буде щонайменше </text:span><text:span text:style-name="T77">3</text:span><text:span text:style-name="T84"> тістечка певного фіксованого сорту?</text:span></text:p>
          <text:p text:style-name="P7"/>
        </text:list-item>
        <text:list-item>
          <text:p text:style-name="P14"><text:span text:style-name="T72">Пустелею рухається караван з </text:span><text:span text:style-name="T73">1</text:span><text:span text:style-name="T74">6</text:span><text:span text:style-name="T72"> верблюдів. Мандри є тривалими. Скількома способами можна переставити верблюдів так, щоб попереду кожного верблюда йшов інший, ніж раніше.</text:span></text:p>
          <text:p text:style-name="P11"/>
        </text:list-item>
        <text:list-item>
          <text:p text:style-name="P11">Застосувати техніку твірних функцій для знаходження суми чисел </text:p>
          <text:p text:style-name="P16"><text:span text:style-name="T11">1</text:span><text:span text:style-name="T63">3</text:span><text:span text:style-name="T11"> +2</text:span><text:span text:style-name="T63">3</text:span><text:span text:style-name="T11"> +…+n</text:span><text:span text:style-name="T63">3</text:span><text:span text:style-name="T11">.</text:span></text:p>
          <text:p text:style-name="P11"><text:span text:style-name="T11"/></text:p>
        </text:list-item>
        <text:list-item>
          <text:p text:style-name="P5"><text:span text:style-name="T154">Довести, що два сусідніх числа Фібоначчі взаємно прості.</text:span></text:p>
          <text:p text:style-name="P5"/>
        </text:list-item>
        <text:list-item>
          <text:p text:style-name="P40"><text:span text:style-name="T21">Визначити кількість розв’язків нерівності </text:span><text:span text:style-name="T45">x</text:span><text:span text:style-name="T47">1 </text:span><text:span text:style-name="T21">+ </text:span><text:span text:style-name="T45">x</text:span><text:span text:style-name="T47">2 </text:span><text:span text:style-name="T21">+ </text:span><text:span text:style-name="T45">x</text:span><text:span text:style-name="T47">3</text:span><text:span text:style-name="T21"> + </text:span><text:span text:style-name="T45">x</text:span><text:span text:style-name="T48">4</text:span><text:span text:style-name="T47"> </text:span><text:span text:style-name="T21">≤ 1</text:span><text:span text:style-name="T22">9</text:span><text:span text:style-name="T21"> у цілих невід’ємних числах.</text:span></text:p>
          <text:p text:style-name="P32"/>
        </text:list-item>
        <text:list-item>
          <text:p text:style-name="P41"><text:span text:style-name="T68">Знайти член розкладу (</text:span><text:span text:style-name="T75">x</text:span><text:span text:style-name="T92">2</text:span><text:span text:style-name="T68"> + </text:span><text:span text:style-name="T75">x</text:span><text:span text:style-name="T92">–3</text:span><text:span text:style-name="T68">)</text:span><text:span text:style-name="T92">25</text:span><text:span text:style-name="T68">, який не містить </text:span><text:span text:style-name="T75">x</text:span><text:span text:style-name="T68">.</text:span></text:p>
          <text:p text:style-name="P41"/>
        </text:list-item>
        <text:list-item>
          <text:p text:style-name="P41">Виберіть правильну рівність:</text:p>
          <text:p text:style-name="P43"><text:span text:style-name="T128">А</text:span><text:span text:style-name="T129">) </text:span><text:span text:style-name="T130">А</text:span><text:span text:style-name="T125">5</text:span><text:span text:style-name="T126">0</text:span><text:span text:style-name="T129"> </text:span><text:span text:style-name="T130">= А</text:span><text:span text:style-name="T125">5</text:span><text:span text:style-name="T126">5</text:span><text:span text:style-name="T129">; </text:span><text:span text:style-name="T128">Б</text:span><text:span text:style-name="T129">) </text:span><text:span text:style-name="T130">С</text:span><text:span text:style-name="T125">6</text:span><text:span text:style-name="T126">0</text:span><text:span text:style-name="T129"> </text:span><text:span text:style-name="T130">= С</text:span><text:span text:style-name="T125">6</text:span><text:span text:style-name="T126">6</text:span><text:span text:style-name="T129">; </text:span><text:span text:style-name="T128">В</text:span><text:span text:style-name="T129">) </text:span><text:span text:style-name="T130">А</text:span><text:span text:style-name="T125">5</text:span><text:span text:style-name="T126">1</text:span><text:span text:style-name="T129"> </text:span><text:span text:style-name="T130">= А</text:span><text:span text:style-name="T125">5</text:span><text:span text:style-name="T127">5</text:span><text:span text:style-name="T129">; </text:span><text:span text:style-name="T128">Г</text:span><text:span text:style-name="T129">) </text:span><text:span text:style-name="T130">С</text:span><text:span text:style-name="T125">6</text:span><text:span text:style-name="T126">1</text:span><text:span text:style-name="T129"> </text:span><text:span text:style-name="T130">= С</text:span><text:span text:style-name="T125">6</text:span><text:span text:style-name="T126">5</text:span><text:span text:style-name="T129">; </text:span><text:span text:style-name="T128">Д</text:span><text:span text:style-name="T131">) </text:span><text:span text:style-name="T130">А</text:span><text:span text:style-name="T125">5</text:span><text:span text:style-name="T126">2</text:span><text:span text:style-name="T129"> </text:span><text:span text:style-name="T130">= А</text:span><text:span text:style-name="T125">5</text:span><text:span text:style-name="T126">3</text:span><text:span text:style-name="T129">; </text:span><text:span text:style-name="T128">Е</text:span><text:span text:style-name="T129">) </text:span><text:span text:style-name="T130">С</text:span><text:span text:style-name="T125">6</text:span><text:span text:style-name="T126">1</text:span><text:span text:style-name="T129"> </text:span><text:span text:style-name="T130">= С</text:span><text:span text:style-name="T125">6</text:span><text:span text:style-name="T126">6</text:span><text:span text:style-name="T129">; </text:span></text:p>
          <text:p text:style-name="P44"/>
        </text:list-item>
        <text:list-item>
          <text:p text:style-name="P25">Знайти розв’язок рекурентного співвідношення: </text:p>
          <text:p text:style-name="P29"><text:span text:style-name="T95">a</text:span><text:span text:style-name="T49">n+2</text:span><text:span text:style-name="T101"> </text:span><text:span text:style-name="T95">= 2·a</text:span><text:span text:style-name="T49">n+1</text:span><text:span text:style-name="T101"> </text:span><text:span text:style-name="T95">– a</text:span><text:span text:style-name="T49">n</text:span><text:span text:style-name="T101"> </text:span><text:span text:style-name="T95">+ 8, a</text:span><text:span text:style-name="T49">0</text:span><text:span text:style-name="T101"> </text:span><text:span text:style-name="T95">= 5, a</text:span><text:span text:style-name="T49">1</text:span><text:span text:style-name="T101"> </text:span><text:span text:style-name="T95">= 14.</text:span></text:p>
          <text:p text:style-name="P26"/>
        </text:list-item>
        <text:list-item>
          <text:p text:style-name="P27">Методом твірних функцій знайти розв’язок рекурентного співвідношення: </text:p>
          <text:p text:style-name="P29"><text:span text:style-name="T95">a</text:span><text:span text:style-name="T49">n</text:span><text:span text:style-name="T101"> </text:span><text:span text:style-name="T95">= </text:span><text:span text:style-name="T96">2</text:span><text:span text:style-name="T95">·a</text:span><text:span text:style-name="T49">n-1</text:span><text:span text:style-name="T101"> <text:s/></text:span><text:span text:style-name="T95">+ 3</text:span><text:span text:style-name="T67">n</text:span><text:span text:style-name="T95">, </text:span><text:span text:style-name="T96">при </text:span><text:span text:style-name="T95">n</text:span><text:span text:style-name="T96">&gt;0,</text:span><text:span text:style-name="T95"> a</text:span><text:span text:style-name="T49">0</text:span><text:span text:style-name="T101"> </text:span><text:span text:style-name="T95">= 1.</text:span></text:p>
          <text:p text:style-name="P36"><text:span text:style-name="T94"/></text:p>
        </text:list-item>
        <text:list-item>
          <text:p text:style-name="P36"><text:span text:style-name="T94">Нехай A – скінченна множина, a – елемент, а B – підмножина множини A. Яких підмножин множини A більше: тих, що містять елемент a, чи тих, що не містять елемента a</text:span><text:span text:style-name="T95">.</text:span></text:p>
          <text:p text:style-name="P37"><text:span text:style-name="T118"/></text:p>
        </text:list-item>
        <text:list-item>
          <text:p text:style-name="P37"><text:span text:style-name="T118">У ліфт </text:span><text:span text:style-name="T119">1</text:span><text:span text:style-name="T120">8</text:span><text:span text:style-name="T118">-поверхового будинку на першому поверсі зайшло </text:span><text:span text:style-name="T120">10</text:span><text:span text:style-name="T118"> чоловік. Скількома способами вони можуть вийти з ліфта?</text:span></text:p>
          <text:p text:style-name="P37"><text:span text:style-name="T118"/></text:p>
        </text:list-item>
        <text:list-item>
          <text:p text:style-name="P31"><text:span text:style-name="T1">На полиці </text:span><text:span text:style-name="T19">d</text:span><text:span text:style-name="T1"> книг. Скільки існує способів обрати </text:span><text:span text:style-name="T19">s</text:span><text:span text:style-name="T20"> </text:span><text:span text:style-name="T1">книг, щоб ніякі дві книги не брати поруч?</text:span></text:p>
          <text:p text:style-name="P31"><text:span text:style-name="T33"/></text:p>
        </text:list-item>
        <text:list-item>
          <text:p text:style-name="P31"><text:span text:style-name="T33"><text:s/></text:span><text:span text:style-name="T170">За круглим столом короля Артура сидять </text:span><text:span text:style-name="T171">s</text:span><text:span text:style-name="T170"> лицарів. Кожен ворогує зі своїми сусідами. Потрібно обрати </text:span><text:span text:style-name="T172">h</text:span><text:span text:style-name="T170"> лицарів, щоб визволити принцесу. Скільки існує способів обрання лицарів, щоб серед обраних лицарів не було воро</text:span><text:span text:style-name="T173">г</text:span><text:span text:style-name="T170">ів?</text:span></text:p>
          <text:p text:style-name="P31"><text:span text:style-name="T170"/></text:p>
        </text:list-item>
        <text:list-item>
          <text:p text:style-name="P38"><text:span text:style-name="T118">Скільки діагоналей має опуклий </text:span><text:span text:style-name="T120">s</text:span><text:span text:style-name="T118">-кутник? Скільки </text:span><text:span text:style-name="T121">існує </text:span><text:span text:style-name="T118">точок перетину </text:span><text:span text:style-name="T121">таких</text:span><text:span text:style-name="T118"> </text:span><text:span text:style-name="T121">діагоналей</text:span><text:span text:style-name="T118">, якщо ніякі 3 діагоналі не перетинаються в одній точці?</text:span></text:p>
          <text:p text:style-name="P38"><text:span text:style-name="T118"/></text:p>
        </text:list-item>
        <text:list-item>
          <text:p text:style-name="P39"><text:span text:style-name="T122">Ліфт, у якому знаходяться </text:span><text:span text:style-name="T124">9</text:span><text:span text:style-name="T122"> пасажирів, може зупинятись на 1</text:span><text:span text:style-name="T123">7</text:span><text:span text:style-name="T122"> поверхах. Пасажири виходять групами по двоє, троє і четверо чоловік. Скількома способами це може відбуватись?</text:span></text:p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>
      <style:text-properties style:text-line-through-style="none" style:text-line-through-type="none" style:font-name="Times New Roman" fo:font-family="'Times New Roman'" style:font-family-generic="roman" style:font-pitch="variable"/>
    </style:style>
    <style:style style:name="ListLabel_20_10" style:display-name="ListLabel 10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2" style:display-name="ListLabel 12" style:family="text">
      <style:text-properties fo:language="uk" fo:country="UA" style:language-asian="en" style:country-asian="US" style:language-complex="ar" style:country-complex="SA"/>
    </style:style>
    <style:style style:name="ListLabel_20_13" style:display-name="ListLabel 13" style:family="text">
      <style:text-properties fo:language="uk" fo:country="UA" style:language-asian="en" style:country-asian="US" style:language-complex="ar" style:country-complex="SA"/>
    </style:style>
    <style:style style:name="ListLabel_20_14" style:display-name="ListLabel 14" style:family="text">
      <style:text-properties fo:language="uk" fo:country="UA" style:language-asian="en" style:country-asian="US" style:language-complex="ar" style:country-complex="SA"/>
    </style:style>
    <style:style style:name="ListLabel_20_15" style:display-name="ListLabel 15" style:family="text">
      <style:text-properties fo:language="uk" fo:country="UA" style:language-asian="en" style:country-asian="US" style:language-complex="ar" style:country-complex="SA"/>
    </style:style>
    <style:style style:name="ListLabel_20_16" style:display-name="ListLabel 16" style:family="text">
      <style:text-properties fo:language="uk" fo:country="UA" style:language-asian="en" style:country-asian="US" style:language-complex="ar" style:country-complex="SA"/>
    </style:style>
    <style:style style:name="ListLabel_20_17" style:display-name="ListLabel 17" style:family="text">
      <style:text-properties fo:language="uk" fo:country="UA" style:language-asian="en" style:country-asian="US" style:language-complex="ar" style:country-complex="SA"/>
    </style:style>
    <style:style style:name="ListLabel_20_18" style:display-name="ListLabel 18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2-05T20:29:56.540692441</dc:date>
    <meta:editing-cycles>57</meta:editing-cycles>
    <meta:editing-duration>PT15H34M17S</meta:editing-duration>
    <meta:generator>LibreOffice/6.4.7.2$Linux_X86_64 LibreOffice_project/40$Build-2</meta:generator>
    <meta:document-statistic meta:table-count="0" meta:image-count="0" meta:object-count="0" meta:page-count="3" meta:paragraph-count="74" meta:word-count="1078" meta:character-count="6510" meta:non-whitespace-character-count="5340"/>
  </office:meta>
</office:document-meta>
</file>